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4*"/>
    </style:style>
    <style:style style:name="Táblázat1.B" style:family="table-column">
      <style:table-column-properties style:column-width="0.1646in" style:rel-column-width="2976*"/>
    </style:style>
    <style:style style:name="Táblázat1.C" style:family="table-column">
      <style:table-column-properties style:column-width="0.1653in" style:rel-column-width="2989*"/>
    </style:style>
    <style:style style:name="Táblázat1.V" style:family="table-column">
      <style:table-column-properties style:column-width="0.1632in" style:rel-column-width="2946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able1" style:family="table">
      <style:table-properties style:width="3.6236in" table:align="margins" style:may-break-between-rows="false"/>
    </style:style>
    <style:style style:name="Table1.A" style:family="table-column">
      <style:table-column-properties style:column-width="0.1639in" style:rel-column-width="2964*"/>
    </style:style>
    <style:style style:name="Table1.B" style:family="table-column">
      <style:table-column-properties style:column-width="0.1646in" style:rel-column-width="2976*"/>
    </style:style>
    <style:style style:name="Table1.C" style:family="table-column">
      <style:table-column-properties style:column-width="0.1653in" style:rel-column-width="2989*"/>
    </style:style>
    <style:style style:name="Table1.V" style:family="table-column">
      <style:table-column-properties style:column-width="0.1632in" style:rel-column-width="2946*"/>
    </style:style>
    <style:style style:name="Table1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96in" fo:border="0.05pt solid #000000"/>
    </style:style>
    <style:style style:name="Table1.2" style:family="table-row">
      <style:table-row-properties style:min-row-height="0.2in"/>
    </style:style>
    <style:style style:name="Table1.A2" style:family="table-cell">
      <style:table-cell-properties fo:padding="0.0396in" fo:border-left="0.05pt solid #000000" fo:border-right="none" fo:border-top="none" fo:border-bottom="0.05pt solid #000000"/>
    </style:style>
    <style:style style:name="Table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1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1.A3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819in" table:align="margins" style:may-break-between-rows="false"/>
    </style:style>
    <style:style style:name="Table2.A" style:family="table-column">
      <style:table-column-properties style:column-width="1.3639in" style:rel-column-width="24950*"/>
    </style:style>
    <style:style style:name="Table2.B" style:family="table-column">
      <style:table-column-properties style:column-width="0.4271in" style:rel-column-width="7817*"/>
    </style:style>
    <style:style style:name="Table2.D" style:family="table-column">
      <style:table-column-properties style:column-width="0.4271in" style:rel-column-width="7818*"/>
    </style:style>
    <style:style style:name="Table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3.5819in" table:align="margins" style:may-break-between-rows="false"/>
    </style:style>
    <style:style style:name="Table3.A" style:family="table-column">
      <style:table-column-properties style:column-width="3.5819in" style:rel-column-width="65535*"/>
    </style:style>
    <style:style style:name="Table3.A1" style:family="table-cell">
      <style:table-cell-properties fo:padding="0in" fo:border="0.05pt solid #000000"/>
    </style:style>
    <style:style style:name="Table3.A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236in" table:align="margins" style:may-break-between-rows="false"/>
    </style:style>
    <style:style style:name="Table4.A" style:family="table-column">
      <style:table-column-properties style:column-width="0.1639in" style:rel-column-width="2964*"/>
    </style:style>
    <style:style style:name="Table4.B" style:family="table-column">
      <style:table-column-properties style:column-width="0.1646in" style:rel-column-width="2976*"/>
    </style:style>
    <style:style style:name="Table4.C" style:family="table-column">
      <style:table-column-properties style:column-width="0.1653in" style:rel-column-width="2989*"/>
    </style:style>
    <style:style style:name="Table4.V" style:family="table-column">
      <style:table-column-properties style:column-width="0.1632in" style:rel-column-width="2946*"/>
    </style:style>
    <style:style style:name="Table4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96in" fo:border="0.05pt solid #000000"/>
    </style:style>
    <style:style style:name="Table4.2" style:family="table-row">
      <style:table-row-properties style:min-row-height="0.2in"/>
    </style:style>
    <style:style style:name="Table4.A2" style:family="table-cell">
      <style:table-cell-properties fo:padding="0.0396in" fo:border-left="0.05pt solid #000000" fo:border-right="none" fo:border-top="none" fo:border-bottom="0.05pt solid #000000"/>
    </style:style>
    <style:style style:name="Table4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4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4.A3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3.5819in" table:align="margins" style:may-break-between-rows="false"/>
    </style:style>
    <style:style style:name="Table5.A" style:family="table-column">
      <style:table-column-properties style:column-width="1.3639in" style:rel-column-width="24950*"/>
    </style:style>
    <style:style style:name="Table5.B" style:family="table-column">
      <style:table-column-properties style:column-width="0.4271in" style:rel-column-width="7817*"/>
    </style:style>
    <style:style style:name="Table5.D" style:family="table-column">
      <style:table-column-properties style:column-width="0.4271in" style:rel-column-width="7818*"/>
    </style:style>
    <style:style style:name="Table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3.5819in" table:align="margins" style:may-break-between-rows="false"/>
    </style:style>
    <style:style style:name="Table6.A" style:family="table-column">
      <style:table-column-properties style:column-width="3.5819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3.6236in" table:align="margins" style:may-break-between-rows="false"/>
    </style:style>
    <style:style style:name="Table7.A" style:family="table-column">
      <style:table-column-properties style:column-width="0.1639in" style:rel-column-width="2969*"/>
    </style:style>
    <style:style style:name="Table7.B" style:family="table-column">
      <style:table-column-properties style:column-width="0.1646in" style:rel-column-width="2982*"/>
    </style:style>
    <style:style style:name="Table7.O" style:family="table-column">
      <style:table-column-properties style:column-width="0.1729in" style:rel-column-width="3126*"/>
    </style:style>
    <style:style style:name="Table7.P" style:family="table-column">
      <style:table-column-properties style:column-width="0.1569in" style:rel-column-width="2837*"/>
    </style:style>
    <style:style style:name="Table7.V" style:family="table-column">
      <style:table-column-properties style:column-width="0.1618in" style:rel-column-width="2927*"/>
    </style:style>
    <style:style style:name="Table7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7.P1" style:family="table-cell">
      <style:table-cell-properties fo:padding="0.0396in" fo:border="0.05pt solid #000000"/>
    </style:style>
    <style:style style:name="Table7.2" style:family="table-row">
      <style:table-row-properties style:min-row-height="0.2in"/>
    </style:style>
    <style:style style:name="Table7.A2" style:family="table-cell">
      <style:table-cell-properties fo:padding="0.0396in" fo:border-left="0.05pt solid #000000" fo:border-right="none" fo:border-top="none" fo:border-bottom="0.05pt solid #000000"/>
    </style:style>
    <style:style style:name="Table7.I2" style:family="table-cell">
      <style:table-cell-properties fo:padding="0.0396in" fo:border-left="1.5pt double-thin #000000" fo:border-right="none" fo:border-top="none" fo:border-bottom="0.05pt solid #000000"/>
    </style:style>
    <style:style style:name="Table7.M2" style:family="table-cell">
      <style:table-cell-properties style:border-line-width-left="0.0069in 0.0069in 0.0069in" fo:padding="0.0396in" fo:border-left="1.5pt double #000000" fo:border-right="none" fo:border-top="none" fo:border-bottom="0.05pt solid #000000"/>
    </style:style>
    <style:style style:name="Table7.Q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7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7.A3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3.5819in" table:align="margins" style:may-break-between-rows="false"/>
    </style:style>
    <style:style style:name="Table8.A" style:family="table-column">
      <style:table-column-properties style:column-width="1.3639in" style:rel-column-width="24950*"/>
    </style:style>
    <style:style style:name="Table8.B" style:family="table-column">
      <style:table-column-properties style:column-width="0.4271in" style:rel-column-width="7817*"/>
    </style:style>
    <style:style style:name="Table8.D" style:family="table-column">
      <style:table-column-properties style:column-width="0.4271in" style:rel-column-width="7818*"/>
    </style:style>
    <style:style style:name="Table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1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3.5819in" table:align="margins" style:may-break-between-rows="false"/>
    </style:style>
    <style:style style:name="Table9.A" style:family="table-column">
      <style:table-column-properties style:column-width="3.5819in" style:rel-column-width="65535*"/>
    </style:style>
    <style:style style:name="Table9.A1" style:family="table-cell">
      <style:table-cell-properties fo:padding="0in" fo:border="0.05pt solid #000000"/>
    </style:style>
    <style:style style:name="Table9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23b47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39be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4de7" style:font-size-asian="9pt" style:font-size-complex="9pt"/>
    </style:style>
    <style:style style:name="P5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23b47" style:font-size-asian="9pt" style:font-size-complex="9pt"/>
    </style:style>
    <style:style style:name="P7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39be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4de7" style:font-size-asian="9pt" style:font-size-complex="9pt"/>
    </style:style>
    <style:style style:name="P9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10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23b47" style:font-size-asian="9pt" style:font-size-complex="9pt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39be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4de7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0ea7f5" style:font-size-asian="9pt" style:font-size-complex="9pt"/>
    </style:style>
    <style:style style:name="P15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23b47" style:font-size-asian="9pt" style:font-size-complex="9pt"/>
    </style:style>
    <style:style style:name="P16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39be" style:font-size-asian="9pt" style:font-size-complex="9pt"/>
    </style:style>
    <style:style style:name="P17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4de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9pt" officeooo:paragraph-rsid="00154de7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font-size="9pt" officeooo:paragraph-rsid="00123b47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officeooo:paragraph-rsid="001539be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officeooo:paragraph-rsid="00154de7" style:font-size-asian="9pt" style:font-size-complex="9pt"/>
    </style:style>
    <style:style style:name="P24" style:family="paragraph" style:parent-style-name="Text_20_body"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3eb3d" officeooo:paragraph-rsid="0003eb3d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03eb3d" officeooo:paragraph-rsid="00123b47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03eb3d" officeooo:paragraph-rsid="001539be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font-size="9pt" officeooo:rsid="0003eb3d" officeooo:paragraph-rsid="0003eb3d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officeooo:rsid="0003eb3d" officeooo:paragraph-rsid="00123b47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font-size="9pt" officeooo:rsid="0003eb3d" officeooo:paragraph-rsid="001539b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093388" officeooo:paragraph-rsid="00154de7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0b2ec7" officeooo:paragraph-rsid="00154de7" style:font-size-asian="9pt" style:font-size-complex="9pt"/>
    </style:style>
    <style:style style:name="P33" style:family="paragraph" style:parent-style-name="Text_20_body">
      <style:text-properties fo:font-size="9pt" officeooo:rsid="00074164" officeooo:paragraph-rsid="00154de7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0ea7f5" officeooo:paragraph-rsid="000ea7f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0f343b" officeooo:paragraph-rsid="000f343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123b47" officeooo:paragraph-rsid="00123b47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font-size="9pt" officeooo:rsid="00123b47" officeooo:paragraph-rsid="001539be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font-size="9pt" officeooo:rsid="00123b47" officeooo:paragraph-rsid="00123b47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123b47" officeooo:paragraph-rsid="001539be" style:font-size-asian="9pt" style:font-size-complex="9pt"/>
    </style:style>
    <style:style style:name="P40" style:family="paragraph" style:parent-style-name="Text_20_body">
      <style:text-properties fo:font-size="9pt" officeooo:paragraph-rsid="00123b47" style:font-size-asian="9pt" style:font-size-complex="9pt"/>
    </style:style>
    <style:style style:name="P41" style:family="paragraph" style:parent-style-name="Text_20_body">
      <style:text-properties fo:font-size="9pt" officeooo:paragraph-rsid="001539be" style:font-size-asian="9pt" style:font-size-complex="9pt"/>
    </style:style>
    <style:style style:name="P42" style:family="paragraph" style:parent-style-name="Text_20_body">
      <style:text-properties fo:font-size="9pt" officeooo:paragraph-rsid="00154de7" style:font-size-asian="9pt" style:font-size-complex="9pt"/>
    </style:style>
    <style:style style:name="P43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44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6df22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46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47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52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53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54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55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56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57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58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59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60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61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0ea7f5" style:font-size-asian="9pt" style:font-size-complex="9pt"/>
    </style:style>
    <style:style style:name="P6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6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6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65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66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23b47" style:font-size-asian="9pt" style:font-size-complex="9pt"/>
    </style:style>
    <style:style style:name="P67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68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69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70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71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72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66988" style:font-size-asian="9pt" style:font-size-complex="9pt"/>
    </style:style>
    <style:style style:name="P73" style:family="paragraph" style:parent-style-name="Text_20_body">
      <style:text-properties fo:font-size="9pt" officeooo:rsid="0003eb3d" officeooo:paragraph-rsid="0003eb3d" fo:background-color="transparent" style:font-size-asian="9pt" style:font-size-complex="9pt"/>
    </style:style>
    <style:style style:name="P74" style:family="paragraph" style:parent-style-name="Text_20_body">
      <style:text-properties fo:font-size="9pt" officeooo:rsid="0003eb3d" officeooo:paragraph-rsid="00123b47" fo:background-color="transparent" style:font-size-asian="9pt" style:font-size-complex="9pt"/>
    </style:style>
    <style:style style:name="P75" style:family="paragraph" style:parent-style-name="Text_20_body">
      <style:text-properties fo:font-size="9pt" officeooo:rsid="0003eb3d" officeooo:paragraph-rsid="001539be" fo:background-color="transparent" style:font-size-asian="9pt" style:font-size-complex="9pt"/>
    </style:style>
    <style:style style:name="P76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77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6df22" style:font-size-asian="8pt" style:font-weight-asian="normal" style:font-size-complex="8pt" style:font-weight-complex="normal"/>
    </style:style>
    <style:style style:name="P78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23b47" style:font-size-asian="8pt" style:font-weight-asian="normal" style:font-size-complex="8pt" style:font-weight-complex="normal"/>
    </style:style>
    <style:style style:name="P79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39be" style:font-size-asian="8pt" style:font-weight-asian="normal" style:font-size-complex="8pt" style:font-weight-complex="normal"/>
    </style:style>
    <style:style style:name="P80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4de7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8pt" fo:font-weight="bold" officeooo:paragraph-rsid="00123b47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8pt" fo:font-weight="bold" officeooo:paragraph-rsid="001539be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8pt" fo:font-weight="bold" officeooo:paragraph-rsid="00154de7" style:font-size-asian="8pt" style:font-weight-asian="bold" style:font-size-complex="8pt" style:font-weight-complex="bold"/>
    </style:style>
    <style:style style:name="P85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86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23b47"/>
    </style:style>
    <style:style style:name="P87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539be"/>
    </style:style>
    <style:style style:name="P88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54de7"/>
    </style:style>
    <style:style style:name="P89" style:family="paragraph" style:parent-style-name="Text_20_body">
      <style:text-properties style:text-underline-style="solid" style:text-underline-width="auto" style:text-underline-color="font-color"/>
    </style:style>
    <style:style style:name="P90" style:family="paragraph" style:parent-style-name="Text_20_body">
      <style:text-properties style:text-underline-style="solid" style:text-underline-width="auto" style:text-underline-color="font-color" officeooo:paragraph-rsid="00123b47"/>
    </style:style>
    <style:style style:name="P91" style:family="paragraph" style:parent-style-name="Text_20_body">
      <style:text-properties style:text-underline-style="solid" style:text-underline-width="auto" style:text-underline-color="font-color" officeooo:paragraph-rsid="001539be"/>
    </style:style>
    <style:style style:name="P92" style:family="paragraph" style:parent-style-name="Text_20_body">
      <style:text-properties style:text-underline-style="solid" style:text-underline-width="auto" style:text-underline-color="font-color" officeooo:paragraph-rsid="00154de7"/>
    </style:style>
    <style:style style:name="P93" style:family="paragraph" style:parent-style-name="Standard">
      <style:text-properties fo:font-size="11pt" style:font-size-asian="11pt" style:font-size-complex="11pt"/>
    </style:style>
    <style:style style:name="P94" style:family="paragraph" style:parent-style-name="Standard">
      <style:text-properties fo:font-size="11pt" officeooo:paragraph-rsid="00154de7" style:font-size-asian="11pt" style:font-size-complex="11pt"/>
    </style:style>
    <style:style style:name="P95" style:family="paragraph" style:parent-style-name="Text_20_body">
      <style:text-properties fo:font-size="11pt" officeooo:paragraph-rsid="00154de7" style:font-size-asian="11pt" style:font-size-complex="11pt"/>
    </style:style>
    <style:style style:name="P96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97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23b47"/>
    </style:style>
    <style:style style:name="P98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39be"/>
    </style:style>
    <style:style style:name="P99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4de7"/>
    </style:style>
    <style:style style:name="P100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style:font-weight-asian="bold" style:font-weight-complex="bold"/>
    </style:style>
    <style:style style:name="P101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23b47" style:font-weight-asian="bold" style:font-weight-complex="bold"/>
    </style:style>
    <style:style style:name="P102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539be" style:font-weight-asian="bold" style:font-weight-complex="bold"/>
    </style:style>
    <style:style style:name="P103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104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officeooo:paragraph-rsid="00154de7" style:font-weight-asian="bold" style:font-weight-complex="bold"/>
    </style:style>
    <style:style style:name="P105" style:family="paragraph" style:parent-style-name="Standard">
      <style:text-properties officeooo:paragraph-rsid="00123b47"/>
    </style:style>
    <style:style style:name="P106" style:family="paragraph" style:parent-style-name="Text_20_body">
      <style:text-properties officeooo:paragraph-rsid="00123b47"/>
    </style:style>
    <style:style style:name="P107" style:family="paragraph" style:parent-style-name="Standard">
      <style:text-properties officeooo:paragraph-rsid="001539be"/>
    </style:style>
    <style:style style:name="P1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/>
    </style:style>
    <style:style style:name="P1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 officeooo:paragraph-rsid="001539be"/>
    </style:style>
    <style:style style:name="P110" style:family="paragraph" style:parent-style-name="Text_20_body">
      <style:paragraph-properties>
        <style:tab-stops>
          <style:tab-stop style:position="2.3138in"/>
        </style:tab-stops>
      </style:paragraph-properties>
    </style:style>
    <style:style style:name="P111" style:family="paragraph" style:parent-style-name="Text_20_body">
      <style:text-properties officeooo:paragraph-rsid="001725b3"/>
    </style:style>
    <style:style style:name="P112" style:family="paragraph" style:parent-style-name="Text_20_body">
      <style:text-properties officeooo:paragraph-rsid="00191077"/>
    </style:style>
    <style:style style:name="P113" style:family="paragraph" style:parent-style-name="Text_20_body">
      <style:text-properties fo:font-size="9pt" officeooo:rsid="001ab108" officeooo:paragraph-rsid="001ab108" style:font-size-asian="9pt" style:font-size-complex="9pt"/>
    </style:style>
    <style:style style:name="P114" style:family="paragraph" style:parent-style-name="Standard">
      <style:paragraph-properties fo:text-align="start" style:justify-single-word="false" style:writing-mode="lr-tb"/>
    </style:style>
    <style:style style:name="P115" style:family="paragraph" style:parent-style-name="Standard">
      <style:paragraph-properties fo:text-align="start" style:justify-single-word="false" style:writing-mode="lr-tb"/>
      <style:text-properties officeooo:paragraph-rsid="001539be"/>
    </style:style>
    <style:style style:name="P116" style:family="paragraph" style:parent-style-name="Standard">
      <style:text-properties fo:font-size="11pt" officeooo:rsid="001ab108" officeooo:paragraph-rsid="001ab108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044454"/>
    </style:style>
    <style:style style:name="T4" style:family="text">
      <style:text-properties style:text-underline-style="solid" style:text-underline-width="auto" style:text-underline-color="font-color" officeooo:rsid="0004eef0"/>
    </style:style>
    <style:style style:name="T5" style:family="text">
      <style:text-properties style:text-underline-style="solid" style:text-underline-width="auto" style:text-underline-color="font-color" officeooo:rsid="00074164"/>
    </style:style>
    <style:style style:name="T6" style:family="text">
      <style:text-properties style:text-underline-style="solid" style:text-underline-width="auto" style:text-underline-color="font-color" officeooo:rsid="00123b47"/>
    </style:style>
    <style:style style:name="T7" style:family="text">
      <style:text-properties style:text-underline-style="solid" style:text-underline-width="auto" style:text-underline-color="font-color" officeooo:rsid="00154de7"/>
    </style:style>
    <style:style style:name="T8" style:family="text">
      <style:text-properties style:text-underline-style="solid" style:text-underline-width="auto" style:text-underline-color="font-color" officeooo:rsid="00166988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017ec7"/>
    </style:style>
    <style:style style:name="T12" style:family="text">
      <style:text-properties style:text-underline-style="none" officeooo:rsid="00044454"/>
    </style:style>
    <style:style style:name="T13" style:family="text">
      <style:text-properties style:text-underline-style="none" officeooo:rsid="0006df22"/>
    </style:style>
    <style:style style:name="T14" style:family="text">
      <style:text-properties style:text-underline-style="none" officeooo:rsid="00074164"/>
    </style:style>
    <style:style style:name="T15" style:family="text">
      <style:text-properties style:text-underline-style="none" officeooo:rsid="0008c944"/>
    </style:style>
    <style:style style:name="T16" style:family="text">
      <style:text-properties style:text-underline-style="none" officeooo:rsid="00093388"/>
    </style:style>
    <style:style style:name="T17" style:family="text">
      <style:text-properties style:text-underline-style="none" officeooo:rsid="000cb47e"/>
    </style:style>
    <style:style style:name="T18" style:family="text">
      <style:text-properties style:text-underline-style="none" officeooo:rsid="000fe8d6"/>
    </style:style>
    <style:style style:name="T19" style:family="text">
      <style:text-properties style:text-underline-style="none" officeooo:rsid="00123b47"/>
    </style:style>
    <style:style style:name="T20" style:family="text">
      <style:text-properties style:text-underline-style="none" officeooo:rsid="0013a098"/>
    </style:style>
    <style:style style:name="T21" style:family="text">
      <style:text-properties style:text-underline-style="none" officeooo:rsid="00194167"/>
    </style:style>
    <style:style style:name="T22" style:family="text">
      <style:text-properties style:text-underline-style="none" officeooo:rsid="001ab108"/>
    </style:style>
    <style:style style:name="T23" style:family="text">
      <style:text-properties fo:font-size="8pt" style:text-underline-style="none" style:font-size-asian="8pt" style:font-size-complex="8pt"/>
    </style:style>
    <style:style style:name="T24" style:family="text">
      <style:text-properties fo:font-size="8pt" style:text-underline-style="none" officeooo:rsid="0003eb3d" style:font-size-asian="8pt" style:font-size-complex="8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style:text-underline-style="solid" style:text-underline-width="auto" style:text-underline-color="font-color" officeooo:rsid="0003eb3d" style:font-size-asian="8pt" style:font-size-complex="8pt"/>
    </style:style>
    <style:style style:name="T27" style:family="text">
      <style:text-properties style:font-name="Tahoma1"/>
    </style:style>
    <style:style style:name="T28" style:family="text">
      <style:text-properties style:font-name="Tahoma1" style:text-underline-style="solid" style:text-underline-width="auto" style:text-underline-color="font-color"/>
    </style:style>
    <style:style style:name="T29" style:family="text">
      <style:text-properties style:font-name="Tahoma1" style:text-underline-style="solid" style:text-underline-width="auto" style:text-underline-color="font-color" officeooo:rsid="00074164"/>
    </style:style>
    <style:style style:name="T30" style:family="text">
      <style:text-properties style:font-name="Tahoma1" style:text-underline-style="solid" style:text-underline-width="auto" style:text-underline-color="font-color" officeooo:rsid="00123b47"/>
    </style:style>
    <style:style style:name="T31" style:family="text">
      <style:text-properties style:font-name="Tahoma1" style:text-underline-style="solid" style:text-underline-width="auto" style:text-underline-color="font-color" officeooo:rsid="00154de7"/>
    </style:style>
    <style:style style:name="T32" style:family="text">
      <style:text-properties style:font-name="Tahoma1" style:text-underline-style="solid" style:text-underline-width="auto" style:text-underline-color="font-color" officeooo:rsid="001587a3"/>
    </style:style>
    <style:style style:name="T33" style:family="text">
      <style:text-properties style:font-name="Tahoma1" style:text-underline-style="solid" style:text-underline-width="auto" style:text-underline-color="font-color" officeooo:rsid="00166988"/>
    </style:style>
    <style:style style:name="T34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35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36" style:family="text">
      <style:text-properties style:font-name="Tahoma1" fo:font-size="7pt" style:text-underline-style="solid" style:text-underline-width="auto" style:text-underline-color="font-color" officeooo:rsid="00123b47" style:font-size-asian="7pt" style:font-size-complex="7pt"/>
    </style:style>
    <style:style style:name="T37" style:family="text">
      <style:text-properties style:font-name="Tahoma1" officeooo:rsid="00030649"/>
    </style:style>
    <style:style style:name="T38" style:family="text">
      <style:text-properties style:font-name="Tahoma1" officeooo:rsid="00123b47"/>
    </style:style>
    <style:style style:name="T39" style:family="text">
      <style:text-properties style:font-name="Tahoma1" officeooo:rsid="001587a3"/>
    </style:style>
    <style:style style:name="T40" style:family="text">
      <style:text-properties style:font-name="Tahoma1" officeooo:rsid="0015ffbd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size="9pt" officeooo:rsid="00074164" style:font-size-asian="9pt" style:font-size-complex="9pt"/>
    </style:style>
    <style:style style:name="T4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46" style:family="text">
      <style:text-properties fo:font-size="7pt" style:text-underline-style="solid" style:text-underline-width="auto" style:text-underline-color="font-color" officeooo:rsid="00030649" style:font-size-asian="7pt" style:font-size-complex="7pt"/>
    </style:style>
    <style:style style:name="T47" style:family="text">
      <style:text-properties fo:font-size="7pt" style:font-size-asian="7pt" style:font-size-complex="7pt"/>
    </style:style>
    <style:style style:name="T48" style:family="text">
      <style:text-properties style:text-position="super 58%" fo:font-size="8pt" style:font-size-asian="8pt" style:font-size-complex="8pt"/>
    </style:style>
    <style:style style:name="T49" style:family="text">
      <style:text-properties style:text-position="super 58%" fo:font-size="8pt" style:text-underline-style="none" style:font-size-asian="8pt" style:font-size-complex="8pt"/>
    </style:style>
    <style:style style:name="T50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51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52" style:family="text">
      <style:text-properties officeooo:rsid="00030649"/>
    </style:style>
    <style:style style:name="T53" style:family="text">
      <style:text-properties officeooo:rsid="0003eb3d"/>
    </style:style>
    <style:style style:name="T54" style:family="text">
      <style:text-properties officeooo:rsid="00074164"/>
    </style:style>
    <style:style style:name="T55" style:family="text">
      <style:text-properties officeooo:rsid="0008c944"/>
    </style:style>
    <style:style style:name="T56" style:family="text">
      <style:text-properties officeooo:rsid="000b2ec7"/>
    </style:style>
    <style:style style:name="T57" style:family="text">
      <style:text-properties officeooo:rsid="00123b47"/>
    </style:style>
    <style:style style:name="T58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0" style:family="text">
      <style:text-properties fo:color="#c9211e" loext:opacity="100%" style:text-underline-style="solid" style:text-underline-width="auto" style:text-underline-color="font-color" officeooo:rsid="00123b47"/>
    </style:style>
    <style:style style:name="T61" style:family="text">
      <style:text-properties fo:color="#c9211e" loext:opacity="100%" style:text-underline-style="solid" style:text-underline-width="auto" style:text-underline-color="font-color" officeooo:rsid="001539be"/>
    </style:style>
    <style:style style:name="T62" style:family="text">
      <style:text-properties fo:color="#c9211e" loext:opacity="100%" style:text-underline-style="solid" style:text-underline-width="auto" style:text-underline-color="font-color" officeooo:rsid="00194167"/>
    </style:style>
    <style:style style:name="T63" style:family="text">
      <style:text-properties fo:color="#00a933" loext:opacity="100%" style:text-underline-style="solid" style:text-underline-width="auto" style:text-underline-color="font-color" officeooo:rsid="00123b47"/>
    </style:style>
    <style:style style:name="T64" style:family="text">
      <style:text-properties fo:color="#00a933" loext:opacity="100%" style:text-underline-style="solid" style:text-underline-width="auto" style:text-underline-color="font-color" officeooo:rsid="00194167"/>
    </style:style>
    <style:style style:name="T65" style:family="text">
      <style:text-properties fo:color="#780373" loext:opacity="100%" style:text-underline-style="solid" style:text-underline-width="auto" style:text-underline-color="font-color"/>
    </style:style>
    <style:style style:name="T66" style:family="text">
      <style:text-properties fo:color="#780373" loext:opacity="100%" style:text-underline-style="solid" style:text-underline-width="auto" style:text-underline-color="font-color" officeooo:rsid="00030649"/>
    </style:style>
    <style:style style:name="T67" style:family="text">
      <style:text-properties fo:color="#2a6099" loext:opacity="100%" style:text-underline-style="none" officeooo:rsid="00074164"/>
    </style:style>
    <style:style style:name="T68" style:family="text">
      <style:text-properties fo:color="#3faf46" loext:opacity="100%" style:text-underline-style="none" fo:font-weight="bold" officeooo:rsid="00074164" style:font-weight-asian="bold" style:font-weight-complex="bold"/>
    </style:style>
    <style:style style:name="T69" style:family="text">
      <style:text-properties fo:color="#3faf46" loext:opacity="100%" style:text-underline-style="none" fo:font-weight="bold" officeooo:rsid="0008c944" style:font-weight-asian="bold" style:font-weight-complex="bold"/>
    </style:style>
    <style:style style:name="T70" style:family="text">
      <style:text-properties officeooo:rsid="001725b3"/>
    </style:style>
    <style:style style:name="T71" style:family="text">
      <style:text-properties officeooo:rsid="00191077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52"><text:span text:style-name="T9">Név, jellemző, szint: </text:span><text:span text:style-name="T2"><text:s/></text:span><text:span text:style-name="T66">Lovas-p</text:span><text:span text:style-name="T65">áncélos lovag</text:span></text:p>
        <text:p text:style-name="P100"><text:span text:style-name="T41">Fegyverei: </text:span><text:span text:style-name="T42">Lovagkard, Csatabárd (egykezes)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A"/>
          <table:table-column table:style-name="Táblázat1.C" table:number-columns-repeated="2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V"/>
          <table:table-row>
            <table:table-cell table:style-name="Táblázat1.A1" table:number-columns-spanned="15" office:value-type="string">
              <text:p text:style-name="P24"><text:span text:style-name="T44">ÉP</text:span>: <text:span text:style-name="T53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24">SFÉ: <text:span text:style-name="T48">SZ</text:span><text:span text:style-name="T26">12</text:span><text:span text:style-name="T1"> </text:span><text:span text:style-name="T9"><text:s/>/ </text:span><text:span text:style-name="T49">V</text:span><text:span text:style-name="T26">14</text:span><text:span text:style-name="T1"> </text:span><text:span text:style-name="T9"><text:s/>/</text:span><text:span text:style-name="T49">Z</text:span><text:span text:style-name="T9"> </text:span><text:span text:style-name="T24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73">X</text:p>
            </table:table-cell>
            <table:table-cell table:style-name="Táblázat1.A2" office:value-type="string">
              <text:p text:style-name="P73">X</text:p>
            </table:table-cell>
            <table:table-cell table:style-name="Táblázat1.A2" office:value-type="string">
              <text:p text:style-name="P73">X</text:p>
            </table:table-cell>
            <table:table-cell table:style-name="Táblázat1.A2" office:value-type="string">
              <text:p text:style-name="P73">X</text:p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E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A2" office:value-type="string">
              <text:p text:style-name="P24"/>
            </table:table-cell>
            <table:table-cell table:style-name="Táblázat1.V2" office:value-type="string">
              <text:p text:style-name="P24"/>
            </table:table-cell>
          </table:table-row>
          <table:table-row>
            <table:table-cell table:style-name="Táblázat1.A3" table:number-columns-spanned="22" office:value-type="string">
              <text:p text:style-name="P110"><text:s text:c="58"/>-<text:span text:style-name="T70">8 TÉ <text:s text:c="10"/>-18 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9"/>
        <text:p text:style-name="P5"><text:span text:style-name="T44">KÉ</text:span>: <text:span text:style-name="T52">40</text:span><text:span text:style-name="T3">_</text:span><text:span text:style-name="T9"> <text:s/>F1(</text:span><text:span text:style-name="T1"> </text:span><text:span text:style-name="T3">Lovagkard</text:span><text:span text:style-name="T1"> </text:span><text:span text:style-name="T9">): </text:span><text:span text:style-name="T3">12V/S</text:span><text:span text:style-name="T4">+1Á </text:span><text:span text:style-name="T3"><text:s/></text:span><text:span text:style-name="T23">SP <text:s text:c="2"/></text:span><text:span text:style-name="T9">F2(</text:span><text:span text:style-name="T1"> </text:span><text:span text:style-name="T3">Csatabárd</text:span><text:span text:style-name="T9">): </text:span><text:span text:style-name="T12">9V</text:span><text:span text:style-name="T3"> </text:span><text:span text:style-name="T23">SP</text:span></text:p>
        <text:p text:style-name="P9"><text:span text:style-name="T44">TÉ</text:span>: <text:span text:style-name="T52">97</text:span><text:span text:style-name="T1"><text:tab/></text:span><text:span text:style-name="T9"> T/K:</text:span><text:span text:style-name="T1"><text:tab/></text:span></text:p>
        <text:p text:style-name="P14"><text:span text:style-name="T10">VÉ</text:span><text:span text:style-name="T9">: </text:span><text:span text:style-name="T12">(181+30)=211, </text:span><text:span text:style-name="T1"><text:tab/></text:span></text:p>
        <text:p text:style-name="P61"><text:tab/></text:p>
        <text:p text:style-name="P56"><text:span text:style-name="T9">Pajzs: </text:span><text:span text:style-name="T12">30 </text:span><text:span text:style-name="T18">(Közepes)</text:span><text:tab/><text:span text:style-name="T9"><text:tab/>Erőbónusz: </text:span><text:span text:style-name="T18">+4</text:span><text:tab/></text:p>
        <text:p text:style-name="P1"><text:span text:style-name="T10">CÉ</text:span><text:span text:style-name="T9">: -</text:span><text:span text:style-name="T13">26</text:span><text:span text:style-name="T1"><text:tab/></text:span></text:p>
        <text:p text:style-name="P44"><text:span text:style-name="T9">Puszta kézzel: KÉ: </text:span><text:span text:style-name="T13">15</text:span><text:span text:style-name="T9"> <text:s text:c="2"/>TÉ: </text:span><text:span text:style-name="T13">54</text:span><text:span text:style-name="T9"> <text:s text:c="2"/>VÉ: </text:span><text:span text:style-name="T13">141</text:span></text:p>
        <text:p text:style-name="P77"><text:span text:style-name="T9">Erő: </text:span><text:span text:style-name="T1">4</text:span><text:span text:style-name="T9"> Edz: </text:span><text:span text:style-name="T1">3</text:span><text:span text:style-name="T9"> Gyors: </text:span><text:span text:style-name="T1">3</text:span><text:span text:style-name="T9"> Ügy: </text:span><text:span text:style-name="T1">2</text:span><text:span text:style-name="T9"> IQ:0</text:span><text:span text:style-name="T1"><text:tab/></text:span><text:span text:style-name="T9"> Eml: </text:span><text:span text:style-name="T1">-</text:span><text:span text:style-name="T9">1 Önur:</text:span><text:span text:style-name="T11">2</text:span><text:span text:style-name="T9"> </text:span><text:span text:style-name="T11">Érz</text:span><text:span text:style-name="T9">: -</text:span><text:span text:style-name="T11">1</text:span></text:p>
        <text:p text:style-name="P69"><text:span text:style-name="T45">H1:</text:span><text:span text:style-name="T46">K</text:span><text:span text:style-name="T1">ardvívás </text:span>: <text:span text:style-name="T1"><text:s text:c="2"/>9 <text:s/></text:span><text:span text:style-name="T45">.sz </text:span><text:span text:style-name="T1">(</text:span><text:span text:style-name="T50">S</text:span><text:span text:style-name="T1"> <text:s text:c="2"/>)</text:span><text:tab/><text:span text:style-name="T47">Mesterfegyver (fegy, fok)</text:span><text:span text:style-name="T25">:</text:span> <text:span text:style-name="T1">Kard, lovag</text:span></text:p>
        <text:p text:style-name="P65"><text:span text:style-name="T34">H</text:span><text:span text:style-name="T35">2</text:span><text:span text:style-name="T34">:</text:span><text:span text:style-name="T28">Pusztítás <text:s text:c="4"/></text:span><text:span text:style-name="T27">: </text:span><text:span text:style-name="T28"><text:s/>9 <text:s text:c="2"/></text:span><text:span text:style-name="T34">.sz </text:span><text:span text:style-name="T28">(</text:span><text:span text:style-name="T51">S</text:span><text:span text:style-name="T28"> <text:s text:c="2"/>)</text:span><text:span text:style-name="T27"> Ψ: </text:span><text:span text:style-name="T28">2</text:span><text:span text:style-name="T27">.</text:span><text:span text:style-name="T37">fok <text:s/></text:span><text:span text:style-name="T38">Aura</text:span><text:span text:style-name="T27">: </text:span><text:span text:style-name="T32">54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81">Képzettség, Fortély, Manőver</text:p>
            </table:table-cell>
            <table:table-cell table:style-name="Táblázat2.A1" office:value-type="string">
              <text:p text:style-name="P81">Értéke</text:p>
            </table:table-cell>
            <table:table-cell table:style-name="Táblázat2.A1" office:value-type="string">
              <text:p text:style-name="P81">Képzettség, Fortély, Manőver</text:p>
            </table:table-cell>
            <table:table-cell table:style-name="Táblázat2.D1" office:value-type="string">
              <text:p text:style-name="P81">Értéke</text:p>
            </table:table-cell>
          </table:table-row>
          <table:table-row>
            <table:table-cell table:style-name="Táblázat2.A2" office:value-type="string">
              <text:p text:style-name="P48">Fájdalomtűrés</text:p>
            </table:table-cell>
            <table:table-cell table:style-name="Táblázat2.B2" office:value-type="string">
              <text:p text:style-name="P35">8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>Észlelés</text:p>
            </table:table-cell>
            <table:table-cell table:style-name="Táblázat2.B2" office:value-type="string">
              <text:p text:style-name="P25">8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>Emberismeret</text:p>
            </table:table-cell>
            <table:table-cell table:style-name="Táblázat2.B2" office:value-type="string">
              <text:p text:style-name="P25">3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8">Lovaglás</text:p>
            </table:table-cell>
            <table:table-cell table:style-name="Táblázat2.B2" office:value-type="string">
              <text:p text:style-name="P34">7</text:p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2" office:value-type="string">
              <text:p text:style-name="P20"/>
            </table:table-cell>
            <table:table-cell table:style-name="Táblázat2.B2" office:value-type="string">
              <text:p text:style-name="P18"/>
            </table:table-cell>
            <table:table-cell table:style-name="Táblázat2.A2" office:value-type="string">
              <text:p text:style-name="P20"/>
            </table:table-cell>
            <table:table-cell table:style-name="Táblázat2.D2" office:value-type="string">
              <text:p text:style-name="P18"/>
            </table:table-cell>
          </table:table-row>
          <table:table-row>
            <table:table-cell table:style-name="Táblázat2.A11" table:number-columns-spanned="4" office:value-type="string">
              <text:p text:style-name="P20">Speciális:</text:p>
            </table:table-cell>
            <table:covered-table-cell/>
            <table:covered-table-cell/>
            <table:covered-table-cell/>
          </table:table-row>
        </table:table>
        <text:p text:style-name="P96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20"><text:span text:style-name="T44">Leírás:</text:span> </text:p>
            </table:table-cell>
          </table:table-row>
          <table:table-row>
            <table:table-cell table:style-name="Táblázat3.A2" office:value-type="string">
              <text:p text:style-name="P20"/>
            </table:table-cell>
          </table:table-row>
        </table:table>
        <text:p text:style-name="P85"/>
      </text:section>
      <text:p text:style-name="P93"/>
      <text:p text:style-name="P93"/>
      <text:p text:style-name="P105"/>
      <text:section text:style-name="Sect1" text:name="Section1">
        <text:p text:style-name="P53"><text:span text:style-name="T9">Név, jellemző, szint: </text:span><text:span text:style-name="T2"><text:s/></text:span><text:span text:style-name="T63">Harcos-1 </text:span><text:span text:style-name="T64">(Dávid)</text:span></text:p>
        <text:p text:style-name="P101"><text:span text:style-name="T41">Fegyverei: </text:span><text:span text:style-name="T42">Lovagkard, Csatabárd (egykezes)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 table:number-columns-repeated="2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A"/>
          <table:table-column table:style-name="Table1.C" table:number-columns-repeated="2"/>
          <table:table-column table:style-name="Table1.B"/>
          <table:table-column table:style-name="Table1.C"/>
          <table:table-column table:style-name="Table1.B" table:number-columns-repeated="2"/>
          <table:table-column table:style-name="Table1.V"/>
          <table:table-row>
            <table:table-cell table:style-name="Table1.A1" table:number-columns-spanned="15" office:value-type="string">
              <text:p text:style-name="P40"><text:span text:style-name="T44">ÉP</text:span>: <text:span text:style-name="T53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table:number-columns-spanned="7" office:value-type="string">
              <text:p text:style-name="P40">SFÉ: <text:span text:style-name="T48">SZ</text:span><text:span text:style-name="T26">12</text:span><text:span text:style-name="T1"> </text:span><text:span text:style-name="T9"><text:s/>/ </text:span><text:span text:style-name="T49">V</text:span><text:span text:style-name="T26">14</text:span><text:span text:style-name="T1"> </text:span><text:span text:style-name="T9"><text:s/>/</text:span><text:span text:style-name="T49">Z</text:span><text:span text:style-name="T9"> </text:span><text:span text:style-name="T24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74">X</text:p>
            </table:table-cell>
            <table:table-cell table:style-name="Table1.A2" office:value-type="string">
              <text:p text:style-name="P74">X</text:p>
            </table:table-cell>
            <table:table-cell table:style-name="Table1.A2" office:value-type="string">
              <text:p text:style-name="P74">X</text:p>
            </table:table-cell>
            <table:table-cell table:style-name="Table1.A2" office:value-type="string">
              <text:p text:style-name="P74">X</text:p>
            </table:table-cell>
            <table:table-cell table:style-name="Table1.E2" office:value-type="string">
              <text:p text:style-name="P113">1</text:p>
            </table:table-cell>
            <table:table-cell table:style-name="Table1.A2" office:value-type="string">
              <text:p text:style-name="P113">1</text:p>
            </table:table-cell>
            <table:table-cell table:style-name="Table1.A2" office:value-type="string">
              <text:p text:style-name="P113">1</text:p>
            </table:table-cell>
            <table:table-cell table:style-name="Table1.A2" office:value-type="string">
              <text:p text:style-name="P40"/>
            </table:table-cell>
            <table:table-cell table:style-name="Table1.E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E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E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A2" office:value-type="string">
              <text:p text:style-name="P40"/>
            </table:table-cell>
            <table:table-cell table:style-name="Table1.V2" office:value-type="string">
              <text:p text:style-name="P40"/>
            </table:table-cell>
          </table:table-row>
          <table:table-row>
            <table:table-cell table:style-name="Table1.A3" table:number-columns-spanned="22" office:value-type="string">
              <text:p text:style-name="P106"><text:s text:c="40"/>-<text:span text:style-name="T70">2TÉ <text:s text:c="10"/>-12TÉ <text:s text:c="10"/>-22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0"/>
        <text:p text:style-name="P6"><text:span text:style-name="T44">KÉ</text:span>: <text:span text:style-name="T57">34</text:span><text:span text:style-name="T3">_</text:span><text:span text:style-name="T9"> <text:s/>F1(</text:span><text:span text:style-name="T1"> </text:span><text:span text:style-name="T6">Másfélkezes</text:span><text:span text:style-name="T1"> </text:span><text:span text:style-name="T9">): </text:span><text:span text:style-name="T19">9 </text:span><text:span text:style-name="T3">V/S</text:span><text:span text:style-name="T4"> </text:span><text:span text:style-name="T3"><text:s/></text:span><text:span text:style-name="T23">SP <text:s text:c="2"/></text:span><text:span text:style-name="T9">F2(</text:span><text:span text:style-name="T1"> </text:span><text:span text:style-name="T6">Lándzsa</text:span><text:span text:style-name="T9">): </text:span><text:span text:style-name="T19">6Sz</text:span><text:span text:style-name="T3"> </text:span><text:span text:style-name="T23">SP</text:span></text:p>
        <text:p text:style-name="P10"><text:span text:style-name="T44">TÉ</text:span>: <text:span text:style-name="T52">9</text:span><text:span text:style-name="T57">1</text:span><text:span text:style-name="T1"><text:tab/></text:span><text:span text:style-name="T9"> T/K: </text:span><text:span text:style-name="T19">2</text:span><text:span text:style-name="T1"><text:tab/></text:span></text:p>
        <text:p text:style-name="P15"><text:span text:style-name="T10">VÉ</text:span><text:span text:style-name="T9">: </text:span><text:span text:style-name="T12">18</text:span><text:span text:style-name="T19">5</text:span><text:span text:style-name="T12">, </text:span><text:span text:style-name="T21">179,</text:span><text:span text:style-name="T22">169</text:span><text:span text:style-name="T1"><text:tab/></text:span></text:p>
        <text:p text:style-name="P62"><text:tab/></text:p>
        <text:p text:style-name="P57"><text:span text:style-name="T9">Pajzs: </text:span><text:span text:style-name="T19">1</text:span><text:span text:style-name="T12">0 </text:span><text:span text:style-name="T18">(</text:span><text:span text:style-name="T19">kicsi</text:span><text:span text:style-name="T18">)</text:span><text:tab/><text:span text:style-name="T9"><text:tab/>Erőbónusz: </text:span><text:span text:style-name="T18">+</text:span><text:span text:style-name="T19">3</text:span><text:tab/></text:p>
        <text:p text:style-name="P2"><text:span text:style-name="T10">CÉ</text:span><text:span text:style-name="T9">: -</text:span><text:span text:style-name="T20">30</text:span><text:span text:style-name="T1"><text:tab/></text:span></text:p>
        <text:p text:style-name="P45"><text:span text:style-name="T9">Puszta kézzel: KÉ: </text:span><text:span text:style-name="T13">1</text:span><text:span text:style-name="T19">2</text:span><text:span text:style-name="T9"> <text:s text:c="2"/>TÉ: </text:span><text:span text:style-name="T13">5</text:span><text:span text:style-name="T19">6</text:span><text:span text:style-name="T9"> <text:s text:c="2"/>VÉ: </text:span><text:span text:style-name="T13">1</text:span><text:span text:style-name="T19">50</text:span></text:p>
        <text:p text:style-name="P78"><text:span text:style-name="T9">Erő: </text:span><text:span text:style-name="T6">3</text:span><text:span text:style-name="T9"> Edz: </text:span><text:span text:style-name="T1">3</text:span><text:span text:style-name="T9"> Gyors: </text:span><text:span text:style-name="T1">3</text:span><text:span text:style-name="T9"> Ügy: </text:span><text:span text:style-name="T6">4</text:span><text:span text:style-name="T9"> IQ:-</text:span><text:span text:style-name="T19">1</text:span><text:span text:style-name="T9"> Eml: </text:span><text:span text:style-name="T1">-</text:span><text:span text:style-name="T9">1 Önur:</text:span><text:span text:style-name="T19">0</text:span><text:span text:style-name="T9"> </text:span><text:span text:style-name="T11">Érz</text:span><text:span text:style-name="T9">: </text:span><text:span text:style-name="T19">0</text:span></text:p>
        <text:p text:style-name="P72"><text:span text:style-name="T45">H1:</text:span><text:span text:style-name="T46">K</text:span><text:span text:style-name="T1">ardvívás </text:span>: <text:span text:style-name="T1"><text:s text:c="2"/></text:span><text:span text:style-name="T7">7</text:span><text:span text:style-name="T1"> <text:s/></text:span><text:span text:style-name="T45">.sz </text:span><text:span text:style-name="T1">(</text:span><text:span text:style-name="T50">S</text:span><text:span text:style-name="T8">10</text:span><text:span text:style-name="T1">)</text:span><text:tab/><text:span text:style-name="T47">Mesterfegyver (fegy, fok)</text:span><text:span text:style-name="T25">:</text:span> <text:span text:style-name="T8">Másfélkezes(1)</text:span></text:p>
        <text:p text:style-name="P66"><text:span text:style-name="T34">H</text:span><text:span text:style-name="T35">2</text:span><text:span text:style-name="T34">:</text:span><text:span text:style-name="T36">Lándzsavívás</text:span><text:span text:style-name="T28"> <text:s text:c="4"/></text:span><text:span text:style-name="T27">: </text:span><text:span text:style-name="T28"><text:s/></text:span><text:span text:style-name="T31">7</text:span><text:span text:style-name="T28"> <text:s text:c="2"/></text:span><text:span text:style-name="T34">.sz </text:span><text:span text:style-name="T28">(</text:span><text:span text:style-name="T51">S</text:span><text:span text:style-name="T33">10</text:span><text:span text:style-name="T28">)</text:span><text:span text:style-name="T27"> Ψ: </text:span><text:span text:style-name="T30">0</text:span><text:span text:style-name="T37"> <text:s/></text:span><text:span text:style-name="T38">Aura</text:span><text:span text:style-name="T27">: </text:span><text:span text:style-name="T39">24</text:span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row>
            <table:table-cell table:style-name="Table2.A1" office:value-type="string">
              <text:p text:style-name="P82">Képzettség, Fortély, Manőver</text:p>
            </table:table-cell>
            <table:table-cell table:style-name="Table2.A1" office:value-type="string">
              <text:p text:style-name="P82">Értéke</text:p>
            </table:table-cell>
            <table:table-cell table:style-name="Table2.A1" office:value-type="string">
              <text:p text:style-name="P82">Képzettség, Fortély, Manőver</text:p>
            </table:table-cell>
            <table:table-cell table:style-name="Table2.D1" office:value-type="string">
              <text:p text:style-name="P82">Értéke</text:p>
            </table:table-cell>
          </table:table-row>
          <table:table-row>
            <table:table-cell table:style-name="Table2.A2" office:value-type="string">
              <text:p text:style-name="P49">Fájdalomtűrés</text:p>
            </table:table-cell>
            <table:table-cell table:style-name="Table2.B2" office:value-type="string">
              <text:p text:style-name="P36">7</text:p>
            </table:table-cell>
            <table:table-cell table:style-name="Table2.A2" office:value-type="string">
              <text:p text:style-name="P38">Akrobatika</text:p>
            </table:table-cell>
            <table:table-cell table:style-name="Table2.D2" office:value-type="string">
              <text:p text:style-name="P36">5</text:p>
            </table:table-cell>
          </table:table-row>
          <table:table-row>
            <table:table-cell table:style-name="Table2.A2" office:value-type="string">
              <text:p text:style-name="P21">Észlelés</text:p>
            </table:table-cell>
            <table:table-cell table:style-name="Table2.B2" office:value-type="string">
              <text:p text:style-name="P36">7</text:p>
            </table:table-cell>
            <table:table-cell table:style-name="Table2.A2" office:value-type="string">
              <text:p text:style-name="P38">Lopakodás</text:p>
            </table:table-cell>
            <table:table-cell table:style-name="Table2.D2" office:value-type="string">
              <text:p text:style-name="P36">3</text:p>
            </table:table-cell>
          </table:table-row>
          <table:table-row>
            <table:table-cell table:style-name="Table2.A2" office:value-type="string">
              <text:p text:style-name="P21">Emberismeret</text:p>
            </table:table-cell>
            <table:table-cell table:style-name="Table2.B2" office:value-type="string">
              <text:p text:style-name="P26">3</text:p>
            </table:table-cell>
            <table:table-cell table:style-name="Table2.A2" office:value-type="string">
              <text:p text:style-name="P38">Mászás</text:p>
            </table:table-cell>
            <table:table-cell table:style-name="Table2.D2" office:value-type="string">
              <text:p text:style-name="P36">5</text:p>
            </table:table-cell>
          </table:table-row>
          <table:table-row>
            <table:table-cell table:style-name="Table2.A2" office:value-type="string">
              <text:p text:style-name="P38">Keresés</text:p>
            </table:table-cell>
            <table:table-cell table:style-name="Table2.B2" office:value-type="string">
              <text:p text:style-name="P36">5</text:p>
            </table:table-cell>
            <table:table-cell table:style-name="Table2.A2" office:value-type="string">
              <text:p text:style-name="P29">Lovaglás</text:p>
            </table:table-cell>
            <table:table-cell table:style-name="Table2.D2" office:value-type="string">
              <text:p text:style-name="P36">6</text:p>
            </table:table-cell>
          </table:table-row>
          <table:table-row>
            <table:table-cell table:style-name="Table2.A2" office:value-type="string">
              <text:p text:style-name="P38">Nyomolvasás</text:p>
            </table:table-cell>
            <table:table-cell table:style-name="Table2.B2" office:value-type="string">
              <text:p text:style-name="P36">3</text:p>
            </table:table-cell>
            <table:table-cell table:style-name="Table2.A2" office:value-type="string">
              <text:p text:style-name="P38">Lovas harc</text:p>
            </table:table-cell>
            <table:table-cell table:style-name="Table2.D2" office:value-type="string">
              <text:p text:style-name="P36">2.fok</text:p>
            </table:table-cell>
          </table:table-row>
          <table:table-row>
            <table:table-cell table:style-name="Table2.A2" office:value-type="string">
              <text:p text:style-name="P38">Szerencsejáték</text:p>
            </table:table-cell>
            <table:table-cell table:style-name="Table2.B2" office:value-type="string">
              <text:p text:style-name="P36">4</text:p>
            </table:table-cell>
            <table:table-cell table:style-name="Table2.A2" office:value-type="string">
              <text:p text:style-name="P38">Harcos elme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2" office:value-type="string">
              <text:p text:style-name="P38"/>
            </table:table-cell>
            <table:table-cell table:style-name="Table2.B2" office:value-type="string">
              <text:p text:style-name="P36"/>
            </table:table-cell>
            <table:table-cell table:style-name="Table2.A2" office:value-type="string">
              <text:p text:style-name="P38">Úszás, Futás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2" office:value-type="string">
              <text:p text:style-name="P108">Lefegyverzés/Fegyvertörés (K)</text:p>
            </table:table-cell>
            <table:table-cell table:style-name="Table2.B2" office:value-type="string">
              <text:p text:style-name="P36">2 (10)</text:p>
            </table:table-cell>
            <table:table-cell table:style-name="Table2.A2" office:value-type="string">
              <text:p text:style-name="P38">Gyors kezd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2" office:value-type="string">
              <text:p text:style-name="P114" loext:marker-style-name="T59"><text:span text:style-name="T58">Kibontakozás/Átsiklás</text:span></text:p>
            </table:table-cell>
            <table:table-cell table:style-name="Table2.B2" office:value-type="string">
              <text:p text:style-name="P36">2 (5)</text:p>
            </table:table-cell>
            <table:table-cell table:style-name="Table2.A2" office:value-type="string">
              <text:p text:style-name="P38">Pajzshasználat</text:p>
            </table:table-cell>
            <table:table-cell table:style-name="Table2.D2" office:value-type="string">
              <text:p text:style-name="P36">1.fok</text:p>
            </table:table-cell>
          </table:table-row>
          <table:table-row>
            <table:table-cell table:style-name="Table2.A11" table:number-columns-spanned="4" office:value-type="string">
              <text:p text:style-name="P21">Speciális:</text:p>
            </table:table-cell>
            <table:covered-table-cell/>
            <table:covered-table-cell/>
            <table:covered-table-cell/>
          </table:table-row>
        </table:table>
        <text:p text:style-name="P97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1"><text:span text:style-name="T44">Leírás:</text:span> </text:p>
            </table:table-cell>
          </table:table-row>
          <table:table-row>
            <table:table-cell table:style-name="Table3.A2" office:value-type="string">
              <text:p text:style-name="P21"/>
            </table:table-cell>
          </table:table-row>
        </table:table>
        <text:p text:style-name="P86"/>
      </text:section>
      <text:p text:style-name="P116">43</text:p>
      <text:p text:style-name="P107"/>
      <text:section text:style-name="Sect1" text:name="Section2">
        <text:p text:style-name="P54"><text:span text:style-name="T9">Név, jellemző, szint: </text:span><text:span text:style-name="T2"><text:s/></text:span><text:span text:style-name="T60">Harcos-</text:span><text:span text:style-name="T61">2 </text:span><text:span text:style-name="T62">(Miki)</text:span></text:p>
        <text:p text:style-name="P102"><text:span text:style-name="T41">Fegyverei: </text:span><text:span text:style-name="T42">Lovagkard, Csatabárd (egykezes)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 table:number-columns-repeated="2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A"/>
          <table:table-column table:style-name="Table4.C" table:number-columns-repeated="2"/>
          <table:table-column table:style-name="Table4.B"/>
          <table:table-column table:style-name="Table4.C"/>
          <table:table-column table:style-name="Table4.B" table:number-columns-repeated="2"/>
          <table:table-column table:style-name="Table4.V"/>
          <table:table-row>
            <table:table-cell table:style-name="Table4.A1" table:number-columns-spanned="15" office:value-type="string">
              <text:p text:style-name="P41"><text:span text:style-name="T44">ÉP</text:span>: <text:span text:style-name="T53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P1" table:number-columns-spanned="7" office:value-type="string">
              <text:p text:style-name="P41">SFÉ: <text:span text:style-name="T48">SZ</text:span><text:span text:style-name="T26">12</text:span><text:span text:style-name="T1"> </text:span><text:span text:style-name="T9"><text:s/>/ </text:span><text:span text:style-name="T49">V</text:span><text:span text:style-name="T26">14</text:span><text:span text:style-name="T1"> </text:span><text:span text:style-name="T9"><text:s/>/</text:span><text:span text:style-name="T49">Z</text:span><text:span text:style-name="T9"> </text:span><text:span text:style-name="T24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A2" office:value-type="string">
              <text:p text:style-name="P75">X</text:p>
            </table:table-cell>
            <table:table-cell table:style-name="Table4.A2" office:value-type="string">
              <text:p text:style-name="P75">X</text:p>
            </table:table-cell>
            <table:table-cell table:style-name="Table4.A2" office:value-type="string">
              <text:p text:style-name="P75">X</text:p>
            </table:table-cell>
            <table:table-cell table:style-name="Table4.A2" office:value-type="string">
              <text:p text:style-name="P75">X</text:p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E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A2" office:value-type="string">
              <text:p text:style-name="P41"/>
            </table:table-cell>
            <table:table-cell table:style-name="Table4.V2" office:value-type="string">
              <text:p text:style-name="P41"/>
            </table:table-cell>
          </table:table-row>
          <table:table-row>
            <table:table-cell table:style-name="Table4.A3" table:number-columns-spanned="22" office:value-type="string">
              <text:p text:style-name="P111"><text:s text:c="41"/>-<text:span text:style-name="T70">2TÉ <text:s text:c="10"/>-12TÉ <text:s text:c="10"/>-22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1"/>
        <text:p text:style-name="P7"><text:span text:style-name="T44">KÉ</text:span>: <text:span text:style-name="T57">34</text:span><text:span text:style-name="T3">_</text:span><text:span text:style-name="T9"> <text:s/>F1(</text:span><text:span text:style-name="T1"> </text:span><text:span text:style-name="T6">Másfélkezes</text:span><text:span text:style-name="T1"> </text:span><text:span text:style-name="T9">): </text:span><text:span text:style-name="T19">9 </text:span><text:span text:style-name="T3">V/S</text:span><text:span text:style-name="T4"> </text:span><text:span text:style-name="T3"><text:s/></text:span><text:span text:style-name="T23">SP <text:s text:c="2"/></text:span><text:span text:style-name="T9">F2(</text:span><text:span text:style-name="T1"> </text:span><text:span text:style-name="T6">Lándzsa</text:span><text:span text:style-name="T9">): </text:span><text:span text:style-name="T19">6Sz</text:span><text:span text:style-name="T3"> </text:span><text:span text:style-name="T23">SP</text:span></text:p>
        <text:p text:style-name="P11"><text:span text:style-name="T44">TÉ</text:span>: <text:span text:style-name="T52">9</text:span><text:span text:style-name="T57">1</text:span><text:span text:style-name="T1"><text:tab/></text:span><text:span text:style-name="T9"> T/K: </text:span><text:span text:style-name="T19">2</text:span><text:span text:style-name="T1"><text:tab/></text:span></text:p>
        <text:p text:style-name="P16"><text:span text:style-name="T10">VÉ</text:span><text:span text:style-name="T9">: </text:span><text:span text:style-name="T12">18</text:span><text:span text:style-name="T19">5</text:span><text:span text:style-name="T12">,</text:span><text:span text:style-name="T21">180, 175</text:span><text:span text:style-name="T12"> </text:span><text:span text:style-name="T1"><text:tab/></text:span></text:p>
        <text:p text:style-name="P63"><text:tab/></text:p>
        <text:p text:style-name="P58"><text:span text:style-name="T9">Pajzs: </text:span><text:span text:style-name="T19">1</text:span><text:span text:style-name="T12">0 </text:span><text:span text:style-name="T18">(</text:span><text:span text:style-name="T19">kicsi</text:span><text:span text:style-name="T18">)</text:span><text:tab/><text:span text:style-name="T9"><text:tab/>Erőbónusz: </text:span><text:span text:style-name="T18">+</text:span><text:span text:style-name="T19">3</text:span><text:tab/></text:p>
        <text:p text:style-name="P3"><text:span text:style-name="T10">CÉ</text:span><text:span text:style-name="T9">: -</text:span><text:span text:style-name="T20">30</text:span><text:span text:style-name="T1"><text:tab/></text:span></text:p>
        <text:p text:style-name="P46"><text:span text:style-name="T9">Puszta kézzel: KÉ: </text:span><text:span text:style-name="T13">1</text:span><text:span text:style-name="T19">2</text:span><text:span text:style-name="T9"> <text:s text:c="2"/>TÉ: </text:span><text:span text:style-name="T13">5</text:span><text:span text:style-name="T19">6</text:span><text:span text:style-name="T9"> <text:s text:c="2"/>VÉ: </text:span><text:span text:style-name="T13">1</text:span><text:span text:style-name="T19">50</text:span></text:p>
        <text:p text:style-name="P79"><text:span text:style-name="T9">Erő: </text:span><text:span text:style-name="T6">3</text:span><text:span text:style-name="T9"> Edz: </text:span><text:span text:style-name="T1">3</text:span><text:span text:style-name="T9"> Gyors: </text:span><text:span text:style-name="T1">3</text:span><text:span text:style-name="T9"> Ügy: </text:span><text:span text:style-name="T6">4</text:span><text:span text:style-name="T9"> IQ:-</text:span><text:span text:style-name="T19">1</text:span><text:span text:style-name="T9"> Eml: </text:span><text:span text:style-name="T1">-</text:span><text:span text:style-name="T9">1 Önur:</text:span><text:span text:style-name="T19">0</text:span><text:span text:style-name="T9"> </text:span><text:span text:style-name="T11">Érz</text:span><text:span text:style-name="T9">: </text:span><text:span text:style-name="T19">0</text:span></text:p>
        <text:p text:style-name="P70"><text:span text:style-name="T45">H1:</text:span><text:span text:style-name="T46">K</text:span><text:span text:style-name="T1">ardvívás </text:span>: <text:span text:style-name="T1"><text:s text:c="2"/>9 <text:s/></text:span><text:span text:style-name="T45">.sz </text:span><text:span text:style-name="T1">(</text:span><text:span text:style-name="T50">S</text:span><text:span text:style-name="T8">10</text:span><text:span text:style-name="T1">)</text:span><text:tab/><text:span text:style-name="T47">Mesterfegyver (fegy, fok)</text:span><text:span text:style-name="T25">:</text:span> <text:span text:style-name="T8">Másfélkezes(1)</text:span></text:p>
        <text:p text:style-name="P67"><text:span text:style-name="T34">H</text:span><text:span text:style-name="T35">2</text:span><text:span text:style-name="T34">:</text:span><text:span text:style-name="T36">Lándzsavívás</text:span><text:span text:style-name="T28"> <text:s text:c="4"/></text:span><text:span text:style-name="T27">: </text:span><text:span text:style-name="T28"><text:s/>9 <text:s text:c="2"/></text:span><text:span text:style-name="T34">.sz </text:span><text:span text:style-name="T28">(</text:span><text:span text:style-name="T51">S</text:span><text:span text:style-name="T33">10</text:span><text:span text:style-name="T28">)</text:span><text:span text:style-name="T27"> Ψ: </text:span><text:span text:style-name="T30">0</text:span><text:span text:style-name="T37"> <text:s/></text:span><text:span text:style-name="T38">Aura</text:span><text:span text:style-name="T27">: </text:span><text:span text:style-name="T39">24</text:span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>
            <table:table-cell table:style-name="Table5.A1" office:value-type="string">
              <text:p text:style-name="P83">Képzettség, Fortély, Manőver</text:p>
            </table:table-cell>
            <table:table-cell table:style-name="Table5.A1" office:value-type="string">
              <text:p text:style-name="P83">Értéke</text:p>
            </table:table-cell>
            <table:table-cell table:style-name="Table5.A1" office:value-type="string">
              <text:p text:style-name="P83">Képzettség, Fortély, Manőver</text:p>
            </table:table-cell>
            <table:table-cell table:style-name="Table5.D1" office:value-type="string">
              <text:p text:style-name="P83">Értéke</text:p>
            </table:table-cell>
          </table:table-row>
          <table:table-row>
            <table:table-cell table:style-name="Table5.A2" office:value-type="string">
              <text:p text:style-name="P50">Fájdalomtűrés</text:p>
            </table:table-cell>
            <table:table-cell table:style-name="Table5.B2" office:value-type="string">
              <text:p text:style-name="P37">7</text:p>
            </table:table-cell>
            <table:table-cell table:style-name="Table5.A2" office:value-type="string">
              <text:p text:style-name="P39">Akrobatika</text:p>
            </table:table-cell>
            <table:table-cell table:style-name="Table5.D2" office:value-type="string">
              <text:p text:style-name="P37">5</text:p>
            </table:table-cell>
          </table:table-row>
          <table:table-row>
            <table:table-cell table:style-name="Table5.A2" office:value-type="string">
              <text:p text:style-name="P22">Észlelés</text:p>
            </table:table-cell>
            <table:table-cell table:style-name="Table5.B2" office:value-type="string">
              <text:p text:style-name="P37">7</text:p>
            </table:table-cell>
            <table:table-cell table:style-name="Table5.A2" office:value-type="string">
              <text:p text:style-name="P39">Lopakodás</text:p>
            </table:table-cell>
            <table:table-cell table:style-name="Table5.D2" office:value-type="string">
              <text:p text:style-name="P37">3</text:p>
            </table:table-cell>
          </table:table-row>
          <table:table-row>
            <table:table-cell table:style-name="Table5.A2" office:value-type="string">
              <text:p text:style-name="P22">Emberismeret</text:p>
            </table:table-cell>
            <table:table-cell table:style-name="Table5.B2" office:value-type="string">
              <text:p text:style-name="P27">3</text:p>
            </table:table-cell>
            <table:table-cell table:style-name="Table5.A2" office:value-type="string">
              <text:p text:style-name="P39">Mászás</text:p>
            </table:table-cell>
            <table:table-cell table:style-name="Table5.D2" office:value-type="string">
              <text:p text:style-name="P37">5</text:p>
            </table:table-cell>
          </table:table-row>
          <table:table-row>
            <table:table-cell table:style-name="Table5.A2" office:value-type="string">
              <text:p text:style-name="P39">Keresés</text:p>
            </table:table-cell>
            <table:table-cell table:style-name="Table5.B2" office:value-type="string">
              <text:p text:style-name="P37">5</text:p>
            </table:table-cell>
            <table:table-cell table:style-name="Table5.A2" office:value-type="string">
              <text:p text:style-name="P30">Lovaglás</text:p>
            </table:table-cell>
            <table:table-cell table:style-name="Table5.D2" office:value-type="string">
              <text:p text:style-name="P37">6</text:p>
            </table:table-cell>
          </table:table-row>
          <table:table-row>
            <table:table-cell table:style-name="Table5.A2" office:value-type="string">
              <text:p text:style-name="P39">Nyomolvasás</text:p>
            </table:table-cell>
            <table:table-cell table:style-name="Table5.B2" office:value-type="string">
              <text:p text:style-name="P37">3</text:p>
            </table:table-cell>
            <table:table-cell table:style-name="Table5.A2" office:value-type="string">
              <text:p text:style-name="P39">Lovas harc</text:p>
            </table:table-cell>
            <table:table-cell table:style-name="Table5.D2" office:value-type="string">
              <text:p text:style-name="P37">2.fok</text:p>
            </table:table-cell>
          </table:table-row>
          <table:table-row>
            <table:table-cell table:style-name="Table5.A2" office:value-type="string">
              <text:p text:style-name="P39">Szerencsejáték</text:p>
            </table:table-cell>
            <table:table-cell table:style-name="Table5.B2" office:value-type="string">
              <text:p text:style-name="P37">4</text:p>
            </table:table-cell>
            <table:table-cell table:style-name="Table5.A2" office:value-type="string">
              <text:p text:style-name="P39">Harcos elme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2" office:value-type="string">
              <text:p text:style-name="P39"/>
            </table:table-cell>
            <table:table-cell table:style-name="Table5.B2" office:value-type="string">
              <text:p text:style-name="P37"/>
            </table:table-cell>
            <table:table-cell table:style-name="Table5.A2" office:value-type="string">
              <text:p text:style-name="P39">Úszás, Futás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2" office:value-type="string">
              <text:p text:style-name="P109">Lefegyverzés/Fegyvertörés (K)</text:p>
            </table:table-cell>
            <table:table-cell table:style-name="Table5.B2" office:value-type="string">
              <text:p text:style-name="P37">2 (10)</text:p>
            </table:table-cell>
            <table:table-cell table:style-name="Table5.A2" office:value-type="string">
              <text:p text:style-name="P39">Gyors kezd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2" office:value-type="string">
              <text:p text:style-name="P115" loext:marker-style-name="T59"><text:span text:style-name="T58">Kibontakozás/Átsiklás</text:span></text:p>
            </table:table-cell>
            <table:table-cell table:style-name="Table5.B2" office:value-type="string">
              <text:p text:style-name="P37">2 (5)</text:p>
            </table:table-cell>
            <table:table-cell table:style-name="Table5.A2" office:value-type="string">
              <text:p text:style-name="P39">Pajzshasználat</text:p>
            </table:table-cell>
            <table:table-cell table:style-name="Table5.D2" office:value-type="string">
              <text:p text:style-name="P37">1.fok</text:p>
            </table:table-cell>
          </table:table-row>
          <table:table-row>
            <table:table-cell table:style-name="Table5.A11" table:number-columns-spanned="4" office:value-type="string">
              <text:p text:style-name="P22">Speciális:</text:p>
            </table:table-cell>
            <table:covered-table-cell/>
            <table:covered-table-cell/>
            <table:covered-table-cell/>
          </table:table-row>
        </table:table>
        <text:p text:style-name="P98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22"><text:span text:style-name="T44">Leírás:</text:span> </text:p>
            </table:table-cell>
          </table:table-row>
          <table:table-row>
            <table:table-cell table:style-name="Table6.A2" office:value-type="string">
              <text:p text:style-name="P22"/>
            </table:table-cell>
          </table:table-row>
        </table:table>
        <text:p text:style-name="P87"/>
      </text:section>
      <text:p text:style-name="P116">42</text:p>
      <text:p text:style-name="P93"/>
      <text:p text:style-name="P93"/>
      <text:p text:style-name="P93"/>
      <text:p text:style-name="P93"/>
      <text:p text:style-name="P94"><text:soft-page-break/><text:s/></text:p>
      <text:section text:style-name="Sect1" text:name="Szakasz2">
        <text:p text:style-name="P55"><text:span text:style-name="T9">Név, jellemző, szint: </text:span><text:span text:style-name="T67">Íjász</text:span><text:span text:style-name="T2"> <text:tab/></text:span></text:p>
        <text:p text:style-name="P104"><text:span text:style-name="T41">Fegyverei: </text:span><text:span text:style-name="T42">Hosszú íj</text:span><text:span text:style-name="T43"><text:tab/></text:span></text:p>
        <table:table table:name="Table7" table:style-name="Table7">
          <table:table-column table:style-name="Table7.A"/>
          <table:table-column table:style-name="Table7.B" table:number-columns-repeated="13"/>
          <table:table-column table:style-name="Table7.O"/>
          <table:table-column table:style-name="Table7.P"/>
          <table:table-column table:style-name="Table7.B" table:number-columns-repeated="5"/>
          <table:table-column table:style-name="Table7.V"/>
          <table:table-row>
            <table:table-cell table:style-name="Table7.A1" table:number-columns-spanned="15" office:value-type="string">
              <text:p text:style-name="P42"><text:span text:style-name="T44">ÉP</text:span>: <text:span text:style-name="T54">1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7.P1" table:number-columns-spanned="7" office:value-type="string">
              <text:p text:style-name="P42">SFÉ: <text:span text:style-name="T48">SZ</text:span><text:span text:style-name="T1"> <text:s/></text:span><text:span text:style-name="T9"><text:s/>/ </text:span><text:span text:style-name="T49">V</text:span><text:span text:style-name="T1"> <text:s/></text:span><text:span text:style-name="T9"><text:s/>/ </text:span><text:span text:style-name="T49">Z</text:span><text:span text:style-name="T9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2"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A2" office:value-type="string">
              <text:p text:style-name="P33">x</text:p>
            </table:table-cell>
            <table:table-cell table:style-name="Table7.I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M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Q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Q2" office:value-type="string">
              <text:p text:style-name="P42"/>
            </table:table-cell>
            <table:table-cell table:style-name="Table7.A2" office:value-type="string">
              <text:p text:style-name="P42"/>
            </table:table-cell>
            <table:table-cell table:style-name="Table7.V2" office:value-type="string">
              <text:p text:style-name="P42"/>
            </table:table-cell>
          </table:table-row>
          <table:table-row>
            <table:table-cell table:style-name="Table7.A3" table:number-columns-spanned="22" office:value-type="string">
              <text:p text:style-name="P112"><text:s text:c="39"/>-<text:span text:style-name="T71">8</text:span><text:span text:style-name="T70">TÉ <text:s text:c="10"/>-1</text:span><text:span text:style-name="T71">8</text:span><text:span text:style-name="T70">TÉ <text:s text:c="10"/>-2</text:span><text:span text:style-name="T71">8</text:span><text:span text:style-name="T70">TÉ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2"/>
        <text:p text:style-name="P8"><text:span text:style-name="T44">KÉ</text:span>: <text:span text:style-name="T55">31</text:span><text:span text:style-name="T5"> <text:s text:c="3"/></text:span><text:span text:style-name="T9"><text:s text:c="2"/>F1(</text:span><text:span text:style-name="T1"> </text:span><text:span text:style-name="T5">Tőr</text:span><text:span text:style-name="T1"> <text:s text:c="3"/></text:span><text:span text:style-name="T9">): </text:span><text:span text:style-name="T14">1S/V </text:span><text:span text:style-name="T23">SP</text:span><text:span text:style-name="T9"><text:tab/>F2(</text:span><text:span text:style-name="T1"> </text:span><text:span text:style-name="T5">Hoszzú íj</text:span><text:span text:style-name="T9">): </text:span><text:span text:style-name="T1"><text:s/></text:span><text:span text:style-name="T5">3S </text:span><text:span text:style-name="T23">SP</text:span></text:p>
        <text:p text:style-name="P12"><text:span text:style-name="T44">TÉ</text:span>: <text:span text:style-name="T56">59</text:span><text:span text:style-name="T1"><text:tab/></text:span><text:span text:style-name="T9"> T/K:</text:span><text:span text:style-name="T1"><text:tab/></text:span></text:p>
        <text:p text:style-name="P17"><text:span text:style-name="T10">VÉ</text:span><text:span text:style-name="T9">: </text:span><text:span text:style-name="T14">1</text:span><text:span text:style-name="T15">6</text:span><text:span text:style-name="T16">1</text:span><text:span text:style-name="T1"><text:tab/></text:span></text:p>
        <text:p text:style-name="P64"><text:tab/></text:p>
        <text:p text:style-name="P59"><text:span text:style-name="T9">Pajzs: -</text:span><text:tab/><text:span text:style-name="T9"><text:tab/>Erőbónusz: -</text:span><text:span text:style-name="T17">1</text:span><text:tab/></text:p>
        <text:p text:style-name="P4"><text:span text:style-name="T10">CÉ</text:span><text:span text:style-name="T9">: </text:span><text:span text:style-name="T68">1</text:span><text:span text:style-name="T69">9</text:span><text:span text:style-name="T14"> (Íj)</text:span></text:p>
        <text:p text:style-name="P47"><text:span text:style-name="T9">Puszta kézzel: KÉ:</text:span><text:span text:style-name="T1"> <text:s/></text:span><text:span text:style-name="T5">14</text:span><text:span text:style-name="T1"> <text:s text:c="2"/></text:span><text:span text:style-name="T9"><text:s/>TÉ:</text:span><text:span text:style-name="T1"> </text:span><text:span text:style-name="T5">23</text:span><text:span text:style-name="T1"> <text:s text:c="9"/></text:span><text:span text:style-name="T9"><text:s/>VÉ: </text:span><text:span text:style-name="T5">125</text:span></text:p>
        <text:p text:style-name="P80"><text:span text:style-name="T9">Erő: </text:span><text:span text:style-name="T1"><text:tab/></text:span><text:span text:style-name="T9"> Edz: </text:span><text:span text:style-name="T1"><text:tab/></text:span><text:span text:style-name="T9"> Gyors: </text:span><text:span text:style-name="T1"><text:tab/></text:span><text:span text:style-name="T9"> Ügy: </text:span><text:span text:style-name="T1"><text:tab/></text:span><text:span text:style-name="T9"> IQ: </text:span><text:span text:style-name="T1"><text:tab/></text:span><text:span text:style-name="T9"> Eml: </text:span><text:span text:style-name="T1"><text:tab/></text:span><text:span text:style-name="T9"> Önur: </text:span><text:span text:style-name="T1"><text:tab/></text:span><text:span text:style-name="T9"> Fog: </text:span><text:span text:style-name="T1"><text:tab/></text:span></text:p>
        <text:p text:style-name="P71"><text:span text:style-name="T45">H1:</text:span><text:span text:style-name="T1"> </text:span><text:span text:style-name="T5">Íjászat</text:span><text:span text:style-name="T1"> <text:s/></text:span>: <text:span text:style-name="T1"><text:s text:c="2"/></text:span><text:span text:style-name="T5">6</text:span><text:span text:style-name="T1"> <text:s text:c="2"/></text:span><text:span text:style-name="T45">.sz </text:span><text:span text:style-name="T1">(</text:span><text:span text:style-name="T50">S</text:span><text:span text:style-name="T1"> <text:s text:c="2"/>)</text:span><text:tab/><text:span text:style-name="T47">Mesterfegyver (fegy, fok)</text:span><text:span text:style-name="T25">:</text:span> <text:span text:style-name="T54">2</text:span></text:p>
        <text:p text:style-name="P68"><text:span text:style-name="T34">H</text:span><text:span text:style-name="T35">2</text:span><text:span text:style-name="T34">:</text:span><text:span text:style-name="T28"> <text:s/></text:span><text:span text:style-name="T29">Közelharc</text:span><text:span text:style-name="T27">: </text:span><text:span text:style-name="T28"><text:s text:c="2"/></text:span><text:span text:style-name="T29">4</text:span><text:span text:style-name="T28"> <text:s text:c="2"/></text:span><text:span text:style-name="T34">.sz </text:span><text:span text:style-name="T28">(</text:span><text:span text:style-name="T51">S</text:span><text:span text:style-name="T28"> <text:s text:c="2"/>)</text:span><text:span text:style-name="T27"> Ψ: </text:span><text:span text:style-name="T40">0</text:span><text:span text:style-name="T28"><text:tab/></text:span><text:span text:style-name="T27"> </text:span><text:span text:style-name="T38">Aura</text:span><text:span text:style-name="T27">: </text:span><text:span text:style-name="T39">9</text:span><text:span text:style-name="T28"><text:tab/></text:span></text:p>
        <table:table table:name="Table8" table:style-name="Table8">
          <table:table-column table:style-name="Table8.A"/>
          <table:table-column table:style-name="Table8.B"/>
          <table:table-column table:style-name="Table8.A"/>
          <table:table-column table:style-name="Table8.D"/>
          <table:table-row>
            <table:table-cell table:style-name="Table8.A1" office:value-type="string">
              <text:p text:style-name="P84">Képzettség, Fortély, Manőver</text:p>
            </table:table-cell>
            <table:table-cell table:style-name="Table8.A1" office:value-type="string">
              <text:p text:style-name="P84">Értéke</text:p>
            </table:table-cell>
            <table:table-cell table:style-name="Table8.A1" office:value-type="string">
              <text:p text:style-name="P84">Képzettség, Fortély, Manőver</text:p>
            </table:table-cell>
            <table:table-cell table:style-name="Table8.D1" office:value-type="string">
              <text:p text:style-name="P84">Értéke</text:p>
            </table:table-cell>
          </table:table-row>
          <table:table-row>
            <table:table-cell table:style-name="Table8.A2" office:value-type="string">
              <text:p text:style-name="P51">Fájdalomtűrés</text:p>
            </table:table-cell>
            <table:table-cell table:style-name="Table8.B2" office:value-type="string">
              <text:p text:style-name="P32">2</text:p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>Észlelés</text:p>
            </table:table-cell>
            <table:table-cell table:style-name="Table8.B2" office:value-type="string">
              <text:p text:style-name="P31">6</text:p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>Emberismeret</text:p>
            </table:table-cell>
            <table:table-cell table:style-name="Table8.B2" office:value-type="string">
              <text:p text:style-name="P32">3</text:p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2" office:value-type="string">
              <text:p text:style-name="P23"/>
            </table:table-cell>
            <table:table-cell table:style-name="Table8.B2" office:value-type="string">
              <text:p text:style-name="P19"/>
            </table:table-cell>
            <table:table-cell table:style-name="Table8.A2" office:value-type="string">
              <text:p text:style-name="P23"/>
            </table:table-cell>
            <table:table-cell table:style-name="Table8.D2" office:value-type="string">
              <text:p text:style-name="P19"/>
            </table:table-cell>
          </table:table-row>
          <table:table-row>
            <table:table-cell table:style-name="Table8.A11" table:number-columns-spanned="4" office:value-type="string">
              <text:p text:style-name="P23">Speciális:</text:p>
            </table:table-cell>
            <table:covered-table-cell/>
            <table:covered-table-cell/>
            <table:covered-table-cell/>
          </table:table-row>
        </table:table>
        <text:p text:style-name="P99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23"><text:span text:style-name="T44">Leírás:</text:span> </text:p>
            </table:table-cell>
          </table:table-row>
          <table:table-row>
            <table:table-cell table:style-name="Table9.A2" office:value-type="string">
              <text:p text:style-name="P23"/>
            </table:table-cell>
          </table:table-row>
        </table:table>
        <text:p text:style-name="P88"/>
      </text:section>
      <text:p text:style-name="P95"/>
      <text:p text:style-name="P93"/>
      <text:p text:style-name="P93">------------------</text:p>
      <text:p text:style-name="P93"/>
      <text:p text:style-name="P93"><text:s/></text:p>
      <text:section text:style-name="Sect1" text:name="Szakasz3">
        <text:p text:style-name="P52"><text:span text:style-name="T9">Név, jellemző, szint: </text:span><text:span text:style-name="T2"><text:s/><text:tab/></text:span></text:p>
        <text:p text:style-name="P103"><text:span text:style-name="T41">Fegyverei: </text:span><text:span text:style-name="T43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24"><text:span text:style-name="T4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24">SFÉ: <text:span text:style-name="T48">SZ</text:span><text:span text:style-name="T1"> <text:s/></text:span><text:span text:style-name="T9"><text:s/>/ </text:span><text:span text:style-name="T49">V</text:span><text:span text:style-name="T1"> <text:s/></text:span><text:span text:style-name="T9"><text:s/>/ </text:span><text:span text:style-name="T49">Z</text:span><text:span text:style-name="T9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3">X</text:p>
            </table:table-cell>
            <table:table-cell table:style-name="Táblázat7.A2" office:value-type="string">
              <text:p text:style-name="P73">X</text:p>
            </table:table-cell>
            <table:table-cell table:style-name="Táblázat7.A2" office:value-type="string">
              <text:p text:style-name="P73">X</text:p>
            </table:table-cell>
            <table:table-cell table:style-name="Táblázat7.A2" office:value-type="string">
              <text:p text:style-name="P73">X</text:p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A2" office:value-type="string">
              <text:p text:style-name="P24"/>
            </table:table-cell>
            <table:table-cell table:style-name="Táblázat7.V2" office:value-type="string">
              <text:p text:style-name="P24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9"/>
        <text:p text:style-name="P5"><text:span text:style-name="T44">KÉ</text:span>: <text:span text:style-name="T1"><text:tab/></text:span><text:span text:style-name="T9"> <text:s/>F1(</text:span><text:span text:style-name="T1"> <text:s text:c="10"/></text:span><text:span text:style-name="T9">): </text:span><text:span text:style-name="T1"><text:tab/></text:span><text:span text:style-name="T23">SP</text:span><text:span text:style-name="T9"><text:tab/>F2(</text:span><text:span text:style-name="T1"> <text:s text:c="11"/></text:span><text:span text:style-name="T9">): </text:span><text:span text:style-name="T1"><text:tab/></text:span><text:span text:style-name="T23">SP</text:span></text:p>
        <text:p text:style-name="P9"><text:span text:style-name="T44">TÉ</text:span>: <text:span text:style-name="T1"><text:tab/></text:span><text:span text:style-name="T9"> T/K:</text:span><text:span text:style-name="T1"><text:tab/></text:span></text:p>
        <text:p text:style-name="P13"><text:span text:style-name="T10">VÉ</text:span><text:span text:style-name="T9">: </text:span><text:span text:style-name="T1"><text:tab/></text:span></text:p>
        <text:p text:style-name="P60"><text:tab/></text:p>
        <text:p text:style-name="P56"><text:span text:style-name="T9">Pajzs: </text:span><text:tab/><text:span text:style-name="T9"><text:tab/>Erőbónusz: </text:span><text:tab/></text:p>
        <text:p text:style-name="P1"><text:span text:style-name="T10">CÉ</text:span><text:span text:style-name="T9">: </text:span><text:span text:style-name="T1"><text:tab/></text:span></text:p>
        <text:p text:style-name="P43"><text:span text:style-name="T9">Puszta kézzel: KÉ:</text:span><text:span text:style-name="T1"> <text:s text:c="4"/></text:span><text:span text:style-name="T9"><text:s/>TÉ:</text:span><text:span text:style-name="T1"> <text:s text:c="12"/></text:span><text:span text:style-name="T9"><text:s/>VÉ: </text:span><text:span text:style-name="T1"><text:tab/></text:span></text:p>
        <text:p text:style-name="P76"><text:span text:style-name="T9">Erő: </text:span><text:span text:style-name="T1"><text:tab/></text:span><text:span text:style-name="T9"> Edz: </text:span><text:span text:style-name="T1"><text:tab/></text:span><text:span text:style-name="T9"> Gyors: </text:span><text:span text:style-name="T1"><text:tab/></text:span><text:span text:style-name="T9"> Ügy: </text:span><text:span text:style-name="T1"><text:tab/></text:span><text:span text:style-name="T9"> IQ: </text:span><text:span text:style-name="T1"><text:tab/></text:span><text:span text:style-name="T9"> Eml: </text:span><text:span text:style-name="T1"><text:tab/></text:span><text:span text:style-name="T9"> Önur: </text:span><text:span text:style-name="T1"><text:tab/></text:span><text:span text:style-name="T9"> Fog: </text:span><text:span text:style-name="T1"><text:tab/></text:span></text:p>
        <text:p text:style-name="P69"><text:span text:style-name="T45">H1:</text:span><text:span text:style-name="T1"> <text:s text:c="13"/></text:span>: <text:span text:style-name="T1"><text:s text:c="5"/></text:span><text:span text:style-name="T45">.sz </text:span><text:span text:style-name="T1">(</text:span><text:span text:style-name="T50">S</text:span><text:span text:style-name="T1"> <text:s text:c="2"/>)</text:span><text:tab/><text:span text:style-name="T47">Mesterfegyver (fegy, fok)</text:span><text:span text:style-name="T25">:</text:span> <text:span text:style-name="T1"><text:tab/></text:span></text:p>
        <text:p text:style-name="P65"><text:span text:style-name="T34">H</text:span><text:span text:style-name="T35">2</text:span><text:span text:style-name="T34">:</text:span><text:span text:style-name="T28"> <text:s text:c="13"/></text:span><text:span text:style-name="T27">: </text:span><text:span text:style-name="T28"><text:s text:c="5"/></text:span><text:span text:style-name="T34">.sz </text:span><text:span text:style-name="T28">(</text:span><text:span text:style-name="T51">S</text:span><text:span text:style-name="T28"> <text:s text:c="2"/>)</text:span><text:span text:style-name="T27"> Ψp: </text:span><text:span text:style-name="T28"><text:tab/></text:span><text:span text:style-name="T27"> Mana: </text:span><text:span text:style-name="T28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81">Képzettség, Fortély, Manőver</text:p>
            </table:table-cell>
            <table:table-cell table:style-name="Táblázat8.A1" office:value-type="string">
              <text:p text:style-name="P81">Értéke</text:p>
            </table:table-cell>
            <table:table-cell table:style-name="Táblázat8.A1" office:value-type="string">
              <text:p text:style-name="P81">Képzettség, Fortély, Manőver</text:p>
            </table:table-cell>
            <table:table-cell table:style-name="Táblázat8.D1" office:value-type="string">
              <text:p text:style-name="P81">Értéke</text:p>
            </table:table-cell>
          </table:table-row>
          <table:table-row>
            <table:table-cell table:style-name="Táblázat8.A2" office:value-type="string">
              <text:p text:style-name="P48">Fájdalomtűrés</text:p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>Észlelés</text:p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>Emberismeret</text:p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2" office:value-type="string">
              <text:p text:style-name="P20"/>
            </table:table-cell>
            <table:table-cell table:style-name="Táblázat8.B2" office:value-type="string">
              <text:p text:style-name="P18"/>
            </table:table-cell>
            <table:table-cell table:style-name="Táblázat8.A2" office:value-type="string">
              <text:p text:style-name="P20"/>
            </table:table-cell>
            <table:table-cell table:style-name="Táblázat8.D2" office:value-type="string">
              <text:p text:style-name="P18"/>
            </table:table-cell>
          </table:table-row>
          <table:table-row>
            <table:table-cell table:style-name="Táblázat8.A11" table:number-columns-spanned="4" office:value-type="string">
              <text:p text:style-name="P20">Speciális:</text:p>
            </table:table-cell>
            <table:covered-table-cell/>
            <table:covered-table-cell/>
            <table:covered-table-cell/>
          </table:table-row>
        </table:table>
        <text:p text:style-name="P96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20"><text:span text:style-name="T44">Leírás:</text:span> </text:p>
            </table:table-cell>
          </table:table-row>
          <table:table-row>
            <table:table-cell table:style-name="Táblázat9.A2" office:value-type="string">
              <text:p text:style-name="P20"/>
            </table:table-cell>
          </table:table-row>
        </table:table>
        <text:p text:style-name="P85"/>
      </text:section>
      <text:p text:style-name="P89"/>
      <text:p text:style-name="P8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07-11-04T22:52:01</meta:creation-date>
    <dc:date>2024-03-07T23:19:09.337655690</dc:date>
    <dc:language>hu-HU</dc:language>
    <meta:editing-cycles>28</meta:editing-cycles>
    <meta:editing-duration>PT2H11M28S</meta:editing-duration>
    <meta:document-statistic meta:table-count="15" meta:image-count="0" meta:object-count="0" meta:page-count="2" meta:paragraph-count="221" meta:word-count="569" meta:character-count="3576" meta:non-whitespace-character-count="2665"/>
    <meta:user-defined meta:name="Info 1"/>
    <meta:user-defined meta:name="Info 2"/>
    <meta:user-defined meta:name="Info 3"/>
    <meta:user-defined meta:name="Info 4"/>
  </office:meta>
</office:document-meta>
</file>